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2602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5516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3827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398in"/>
    </style:style>
    <style:style style:name="co19" style:family="table-column">
      <style:table-column-properties fo:break-before="auto" style:column-width="0.4209in"/>
    </style:style>
    <style:style style:name="co20" style:family="table-column">
      <style:table-column-properties fo:break-before="auto" style:column-width="0.3291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annerDSF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style-name="ce1"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lt;int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“==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  <table:table-cell table:number-columns-repeated="6" office:value-type="float" office:value="14" calcext:value-type="float">
            <text:p>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 style:data-style-name="N2" text:time-value="18:15:46.7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22:29:08.831000000</dc:date>
    <meta:editing-duration>P3DT3H27M51S</meta:editing-duration>
    <meta:editing-cycles>9</meta:editing-cycles>
    <meta:generator>LibreOffice/7.3.0.3$Windows_X86_64 LibreOffice_project/0f246aa12d0eee4a0f7adcefbf7c878fc2238db3</meta:generator>
    <meta:document-statistic meta:table-count="1" meta:cell-count="109" meta:object-count="0"/>
  </office:meta>
</office:document-meta>
</file>